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602cm" fo:min-width="5.89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co1" style:family="table-column">
      <style:table-column-properties style:column-width="0.867cm" style:use-optimal-column-width="false"/>
    </style:style>
    <style:style style:name="co2" style:family="table-column">
      <style:table-column-properties style:column-width="0.869cm" style:use-optimal-column-width="false"/>
    </style:style>
    <style:style style:name="co3" style:family="table-column">
      <style:table-column-properties style:column-width="0.873cm" style:use-optimal-column-width="false"/>
    </style:style>
    <style:style style:name="ro1" style:family="table-row">
      <style:table-row-properties style:row-height="1.434cm"/>
    </style:style>
    <style:style style:name="ro2" style:family="table-row">
      <style:table-row-properties style:row-height="1.438cm"/>
    </style:style>
    <style:style style:name="ce1" style:family="table-cell">
      <loext:graphic-properties draw:fill="solid" draw:fill-color="#5e8ac7"/>
      <style:paragraph-properties fo:border="0.03pt solid #ffffff"/>
    </style:style>
    <style:style style:name="ce2" style:family="table-cell">
      <loext:graphic-properties draw:fill="solid" draw:fill-color="#5e8ac7"/>
      <style:paragraph-properties fo:border-left="0.03pt solid #ffffff" fo:border-right="none" fo:border-top="0.03pt solid #ffffff" fo:border-bottom="0.03pt solid #ffffff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Abyssinica SIL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Abyssinica SIL" fo:font-style="italic" style:font-style-asian="italic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byssinica SIL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xml:id="id2" draw:id="id2" draw:layer="layout" svg:width="3.469cm" svg:height="1.433cm" svg:x="2.6cm" svg:y="6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 table:style-name="ce2"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 table:style-name="ce3">
                <text:p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3.469cm" svg:height="1.433cm" svg:x="9.609cm" svg:y="6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3.473cm" svg:height="1.437cm" svg:x="6.078cm" svg:y="6.2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3.473cm" svg:height="1.437cm" svg:x="13.108cm" svg:y="6.2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3.473cm" svg:height="1.437cm" svg:x="7.688cm" svg:y="1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1" draw:layer="layout" draw:type="line" svg:x1="9.424cm" svg:y1="3.237cm" svg:x2="4.334cm" svg:y2="6.268cm" draw:start-shape="id1" draw:start-glue-point="2" draw:end-shape="id2" draw:end-glue-point="0" svg:d="M9424 3237l-5090 3031" svg:viewBox="0 0 5091 3032">
          <text:p/>
        </draw:connector>
        <draw:connector draw:style-name="gr1" draw:text-style-name="P1" draw:layer="layout" draw:type="line" svg:x1="9.424cm" svg:y1="3.237cm" svg:x2="7.814cm" svg:y2="6.249cm" draw:start-shape="id1" draw:start-glue-point="2" draw:end-shape="id3" draw:end-glue-point="0" svg:d="M9424 3237l-1610 3012" svg:viewBox="0 0 1611 3013">
          <text:p/>
        </draw:connector>
        <draw:connector draw:style-name="gr1" draw:text-style-name="P1" draw:layer="layout" draw:type="line" svg:x1="9.424cm" svg:y1="3.237cm" svg:x2="11.343cm" svg:y2="6.264cm" draw:start-shape="id1" draw:start-glue-point="2" draw:end-shape="id4" draw:end-glue-point="0" svg:d="M9424 3237l1919 3027" svg:viewBox="0 0 1920 3028">
          <text:p/>
        </draw:connector>
        <draw:connector draw:style-name="gr1" draw:text-style-name="P1" draw:layer="layout" draw:type="line" svg:x1="9.424cm" svg:y1="3.237cm" svg:x2="14.844cm" svg:y2="6.261cm" draw:start-shape="id1" draw:start-glue-point="2" draw:end-shape="id5" draw:end-glue-point="0" svg:d="M9424 3237l5420 3024" svg:viewBox="0 0 5421 3025">
          <text:p/>
        </draw:connector>
        <draw:custom-shape draw:style-name="gr2" draw:text-style-name="P1" draw:layer="layout" svg:width="6.9cm" svg:height="2cm" svg:x="12.3cm" svg:y="0.3cm">
          <text:p text:style-name="P2"><text:span text:style-name="T1">このノードから見て</text:span></text:p>
          <draw:enhanced-geometry svg:viewBox="0 0 21600 21600" draw:text-areas="800 800 20800 20800" draw:type="round-rectangular-callout" draw:modifiers="-1251.99246486017 269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xml:id="id6" draw:id="id6" draw:layer="layout" svg:width="3.4cm" svg:height="0.962cm" svg:x="3.1cm" svg:y="1.138cm">
          <draw:text-box>
            <text:p text:style-name="P3"><text:span text:style-name="T2">summary</text:span></text:p>
          </draw:text-box>
        </draw:frame>
        <draw:connector draw:style-name="gr4" draw:text-style-name="P1" draw:layer="layout" draw:type="curve" svg:x1="6.5cm" svg:y1="1.619cm" svg:x2="7.688cm" svg:y2="2.518cm" draw:start-shape="id6" draw:start-glue-point="1" draw:end-shape="id1" draw:end-glue-point="3" svg:d="M6500 1619c889 0 296 899 1188 899" svg:viewBox="0 0 1189 900">
          <text:p/>
        </draw:connector>
        <draw:frame draw:style-name="gr5" draw:text-style-name="P4" xml:id="id7" draw:id="id7" draw:layer="layout" svg:width="2.7cm" svg:height="0.9cm" svg:x="1.1cm" svg:y="2.9cm">
          <draw:text-box>
            <text:p text:style-name="P3"><text:span text:style-name="T2">cluster</text:span></text:p>
          </draw:text-box>
        </draw:frame>
        <draw:connector draw:style-name="gr4" draw:text-style-name="P1" draw:layer="layout" draw:type="curve" svg:x1="2.45cm" svg:y1="3.8cm" svg:x2="4.334cm" svg:y2="6.268cm" draw:start-shape="id7" draw:start-glue-point="2" draw:end-shape="id2" draw:end-glue-point="0" svg:d="M2450 3800c0 1849 1884 616 1884 2468" svg:viewBox="0 0 1885 2469">
          <text:p/>
        </draw:connector>
        <draw:connector draw:style-name="gr4" draw:text-style-name="P1" draw:layer="layout" draw:type="curve" svg:x1="2.45cm" svg:y1="3.8cm" svg:x2="7.814cm" svg:y2="6.249cm" draw:start-shape="id7" draw:start-glue-point="2" draw:end-shape="id3" svg:d="M2450 3800c0 1836 5364 612 5364 2449" svg:viewBox="0 0 5365 2450">
          <text:p/>
        </draw:connector>
        <draw:connector draw:style-name="gr4" draw:text-style-name="P1" draw:layer="layout" draw:type="curve" svg:x1="2.45cm" svg:y1="3.8cm" svg:x2="11.343cm" svg:y2="6.264cm" draw:start-shape="id7" draw:end-shape="id4" draw:end-glue-point="0" svg:d="M2450 3800c0 1846 8893 615 8893 2464" svg:viewBox="0 0 8894 2465">
          <text:p/>
        </draw:connector>
        <draw:connector draw:style-name="gr4" draw:text-style-name="P1" draw:layer="layout" draw:type="curve" svg:x1="2.45cm" svg:y1="3.8cm" svg:x2="14.844cm" svg:y2="6.261cm" draw:start-shape="id7" draw:start-glue-point="2" draw:end-shape="id5" draw:end-glue-point="0" svg:d="M2450 3800c0 1845 12394 615 12394 2461" svg:viewBox="0 0 12395 2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4:51:43.259259667</dc:date>
    <meta:editing-duration>PT20M21S</meta:editing-duration>
    <meta:editing-cycles>12</meta:editing-cycles>
    <meta:generator>LibreOffice/6.0.7.3$Linux_X86_64 LibreOffice_project/00m0$Build-3</meta:generator>
    <meta:document-statistic meta:object-count="17"/>
  </office:meta>
</office:document-meta>
</file>